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mono" svg:font-family="'Andale mono'"/>
    <style:font-face style:name="Tahoma1" svg:font-family="Tahoma"/>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6528in" style:rel-column-width="34568*"/>
    </style:style>
    <style:style style:name="Table1.B" style:family="table-column">
      <style:table-column-properties style:column-width="1.6535in" style:rel-column-width="15647*"/>
    </style:style>
    <style:style style:name="Table1.C" style:family="table-column">
      <style:table-column-properties style:column-width="1.6188in" style:rel-column-width="153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C3" style:family="table-cell" style:data-style-name="N37">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style:font-name="Andale mono" fo:font-weight="bold" style:font-weight-asian="bold" style:font-weight-complex="bold"/>
    </style:style>
    <style:style style:name="P2" style:family="paragraph" style:parent-style-name="Standard">
      <style:paragraph-properties fo:line-height="150%"/>
      <style:text-properties style:font-name="Andale mono" fo:font-style="italic" style:font-style-asian="italic" style:font-style-complex="italic"/>
    </style:style>
    <style:style style:name="P3" style:family="paragraph" style:parent-style-name="Standard">
      <style:paragraph-properties fo:line-height="150%"/>
      <style:text-properties style:font-name="Andale mono"/>
    </style:style>
    <style:style style:name="P4" style:family="paragraph" style:parent-style-name="Table_20_Contents">
      <style:paragraph-properties fo:line-height="150%"/>
      <style:text-properties style:font-name="Andale mono" fo:font-weight="bold" style:font-weight-asian="bold" style:font-weight-complex="bold"/>
    </style:style>
    <style:style style:name="P5" style:family="paragraph" style:parent-style-name="Table_20_Contents">
      <style:paragraph-properties fo:line-height="150%"/>
      <style:text-properties style:font-name="Andale mono" fo:font-weight="normal" style:font-weight-asian="normal" style:font-weight-complex="normal"/>
    </style:style>
    <style:style style:name="P6" style:family="paragraph" style:parent-style-name="Table_20_Contents">
      <style:paragraph-properties fo:line-height="150%" fo:text-align="center" style:justify-single-word="false"/>
      <style:text-properties style:font-name="Andale mono"/>
    </style:style>
    <style:style style:name="T1" style:family="text">
      <style:text-properties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552 Spring 2010 Project Plan: Part 2 : 3/19/2010</text:p>
      <text:p text:style-name="P3">Professor Wood</text:p>
      <text:p text:style-name="P2">The Plumbers</text:p>
      <text:p text:style-name="P3">Cody Hanson, Alex Langenfeld, Chris Wilcox</text:p>
      <text:p text:style-name="P3">chanson4@wisc.edu, alangenfeld@wisc.edu, cwilcox@wisc.edu</text:p>
      <text:p text:style-name="P3"/>
      <text:p text:style-name="P1">Tentative schedule for part 2</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Stage 2 Pipelined</text:p>
            </table:table-cell>
            <table:table-cell table:style-name="Table1.A1" office:value-type="string">
              <text:p text:style-name="P6">-</text:p>
            </table:table-cell>
            <table:table-cell table:style-name="Table1.C1" office:value-type="string">
              <text:p text:style-name="P4">Overall Deadline 4/16</text:p>
            </table:table-cell>
          </table:table-row>
        </table:table-header-rows>
        <table:table-row>
          <table:table-cell table:style-name="Table1.A2" office:value-type="string">
            <text:p text:style-name="P5">Pipeline Latch Insertion (initial)</text:p>
          </table:table-cell>
          <table:table-cell table:style-name="Table1.A2" office:value-type="string">
            <text:p text:style-name="P6">Chris</text:p>
          </table:table-cell>
          <table:table-cell table:style-name="Table1.C2" office:value-type="string">
            <text:p text:style-name="P5">Before Spring Break 3/26/10</text:p>
          </table:table-cell>
        </table:table-row>
        <table:table-row>
          <table:table-cell table:style-name="Table1.A2" office:value-type="string">
            <text:p text:style-name="P5">Hazard Detection Unit</text:p>
          </table:table-cell>
          <table:table-cell table:style-name="Table1.A2" office:value-type="string">
            <text:p text:style-name="P6">Chris</text:p>
          </table:table-cell>
          <table:table-cell table:style-name="Table1.C3" office:value-type="date" office:date-value="2010-04-11">
            <text:p text:style-name="P5">04/11/10</text:p>
          </table:table-cell>
        </table:table-row>
        <table:table-row>
          <table:table-cell table:style-name="Table1.A2" office:value-type="string">
            <text:p text:style-name="P5">Forwarding Unit </text:p>
          </table:table-cell>
          <table:table-cell table:style-name="Table1.A2" office:value-type="string">
            <text:p text:style-name="P6">Cody</text:p>
          </table:table-cell>
          <table:table-cell table:style-name="Table1.C3" office:value-type="date" office:date-value="2010-04-11">
            <text:p text:style-name="P5">04/11/10</text:p>
          </table:table-cell>
        </table:table-row>
        <table:table-row>
          <table:table-cell table:style-name="Table1.A2" office:value-type="string">
            <text:p text:style-name="P5">Top-level Datapath 2.0 /interface to Control 2.0</text:p>
          </table:table-cell>
          <table:table-cell table:style-name="Table1.A2" office:value-type="string">
            <text:p text:style-name="P6">Cody</text:p>
          </table:table-cell>
          <table:table-cell table:style-name="Table1.C3" office:value-type="date" office:date-value="2010-04-11">
            <text:p text:style-name="P5">04/11/10</text:p>
          </table:table-cell>
        </table:table-row>
        <table:table-row>
          <table:table-cell table:style-name="Table1.A2" office:value-type="string">
            <text:p text:style-name="P5">Control Logic 2.0 / ALU control</text:p>
          </table:table-cell>
          <table:table-cell table:style-name="Table1.A2" office:value-type="string">
            <text:p text:style-name="P6">Alex</text:p>
          </table:table-cell>
          <table:table-cell table:style-name="Table1.C3" office:value-type="date" office:date-value="2010-04-11">
            <text:p text:style-name="P5">04/11/10</text:p>
          </table:table-cell>
        </table:table-row>
        <table:table-row>
          <table:table-cell table:style-name="Table1.A2" office:value-type="string">
            <text:p text:style-name="P5">Top-level pipelined Processor Validation</text:p>
          </table:table-cell>
          <table:table-cell table:style-name="Table1.A2" office:value-type="string">
            <text:p text:style-name="P6">All</text:p>
          </table:table-cell>
          <table:table-cell table:style-name="Table1.C2" office:value-type="string">
            <text:p text:style-name="P5">04/15/10</text:p>
            <text:p text:style-name="P5">(demo #2 4/16)</text:p>
          </table:table-cell>
        </table:table-row>
      </table:table>
      <text:p text:style-name="P3"/>
      <text:p text:style-name="P3">Overview:</text:p>
      <text:p text:style-name="P1">Latch Insertion: <text:span text:style-name="T1">Initially, we will add in pipeline latches for signals and data that are currently in the single cycle design, and assure that they are getting signals to the appropriate stages in the pipeline.</text:span></text:p>
      <text:p text:style-name="P1"><text:span text:style-name="T1"><text:tab/>Once the basic latch insertion is complete, a second pass effort will begin that will add support for bypass paths, and extra signals from the Hazard detection unit and the Forwarding Unit.</text:span></text:p>
      <text:p text:style-name="P1"><text:span text:style-name="T1"><text:tab/>An Enable signal will need to be placed on the latch inputs to allow stalling, and for them to retain their value during the stall (for all latches, for global stall in the future).</text:span></text:p>
      <text:p text:style-name="P1"><text:span text:style-name="T1"/></text:p>
      <text:p text:style-name="P1"><text:span text:style-name="T1"/></text:p>
      <text:p text:style-name="P1"><text:span text:style-name="T1"/></text:p>
      <text:p text:style-name="P1"><text:soft-page-break/>Hazard Detection Unit: <text:span text:style-name="T1">This will consist of a set of comparators that will look at addresses going into the register file, as well as the opcodes of instructions in various stages of the pipeline to determine when to raise a warning to the Forwarding Unit due to a data hazard. This unit will be segregated from any bypass paths and decision making the Forwarding Unit will control, and will merely be the source of information for the Forwarding Unit. Possibly a One Hot encoding would be used to identify a Hazard Condition.</text:span></text:p>
      <text:p text:style-name="P1"/>
      <text:p text:style-name="P1">Forwarding Unit:<text:span text:style-name="T1"> This module will take an encoded signal from the Hazard Detection Unit, and set the bypass path muxes accordingly, as well, if necessary, stall the pipeline in Decode.</text:span></text:p>
      <text:p text:style-name="P1"><text:span text:style-name="T1"/></text:p>
      <text:p text:style-name="P1">Modifications to the Control Logic and Alu Control: <text:span text:style-name="T1">Modifications to these units should be minimal. They will operate normally in all cases, and should be oblivious to the fact that there is a pipeline. The Forwarding Unit will provide this illusion, and clean up and hazards that arise by overiding the Control when appropriate.</text:span></text:p>
      <text:p text:style-name="P1"><text:span text:style-name="T1"/></text:p>
      <text:p text:style-name="P1">Modifications to the Datapath Top level:<text:span text:style-name="T1"> Modifications to this module will be extensive, with many new signals being added to accommodate the pipeline latches. We will incorporate our rf_bypass module which will automatically take care of forwarding values from the W stage to the D stage. Pipeline latches will be put into their own modules, and the modules would be instantiated in the datapath_toplevel module.</text:span></text:p>
      <text:p text:style-name="P1"><text:span text:style-name="T1"/></text:p>
      <text:p text:style-name="P1">Version Control Strategy: <text:span text:style-name="T1">We will be moving all of our files over to a “part 2” directory, in addition to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face style:name="Tahoma1" svg:font-family="Tahoma"/>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18T15:57:36</meta:creation-date>
    <dc:date>2010-03-18T16:59:31</dc:date>
    <meta:editing-duration>PT01H01M56S</meta:editing-duration>
    <meta:editing-cycles>19</meta:editing-cycles>
    <meta:generator>OpenOffice.org/3.1$Unix OpenOffice.org_project/310m19$Build-9420</meta:generator>
    <meta:document-statistic meta:table-count="1" meta:image-count="0" meta:object-count="0" meta:page-count="2" meta:paragraph-count="37" meta:word-count="444" meta:character-count="2694"/>
  </office:meta>
</office:document-meta>
</file>